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10000024CB11B562832DC6BC3.png" manifest:media-type="image/png"/>
  <manifest:file-entry manifest:full-path="Pictures/100002010000022000000208CBF9948F0BE4F758.png" manifest:media-type="image/png"/>
  <manifest:file-entry manifest:full-path="Pictures/100002010000039D000002C73D483DE1D4667437.png" manifest:media-type="image/png"/>
  <manifest:file-entry manifest:full-path="Pictures/10000201000002A20000031C26D0D80141EFA951.png" manifest:media-type="image/png"/>
  <manifest:file-entry manifest:full-path="Pictures/1000020100000407000002C3952E27A110ADFCF3.png" manifest:media-type="image/png"/>
  <manifest:file-entry manifest:full-path="Pictures/10000201000002190000037C79BBA0D83BA09510.png" manifest:media-type="image/png"/>
  <manifest:file-entry manifest:full-path="Pictures/1000020100000359000002F833EFD39E26CB7E97.png" manifest:media-type="image/png"/>
  <manifest:file-entry manifest:full-path="Pictures/100002010000022600000294F5751B0CAC9E1E99.png" manifest:media-type="image/png"/>
  <manifest:file-entry manifest:full-path="Pictures/100002010000027000000364778DF3F5BB098229.png" manifest:media-type="image/png"/>
  <manifest:file-entry manifest:full-path="Pictures/1000020100000368000002B6BB35C86993DBA9EF.png" manifest:media-type="image/png"/>
  <manifest:file-entry manifest:full-path="Pictures/100002010000032300000240328977AB9E858B47.png" manifest:media-type="image/png"/>
  <manifest:file-entry manifest:full-path="Pictures/10000201000001EF000001617F8BC2CC2CA525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fo:font-weight="bold" officeooo:rsid="000aa6f3" officeooo:paragraph-rsid="000aa6f3" style:font-size-asian="72pt" style:font-weight-asian="bold" style:font-size-complex="7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aa6f3" officeooo:paragraph-rsid="000aa6f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size="16pt" fo:font-weight="bold" officeooo:rsid="000aa6f3" officeooo:paragraph-rsid="000aa6f3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PUNTES</text:p>
      <text:p text:style-name="P1"><text:s/></text:p>
      <text:p text:style-name="P1">AMOR </text:p>
      <text:p text:style-name="P1"/>
      <text:p text:style-name="P1">XML</text:p>
      <text:p text:style-name="P1"/>
      <text:p text:style-name="P3"><draw:frame draw:style-name="fr6" draw:name="Imagen1" text:anchor-type="char" svg:x="1.058cm" svg:y="0.157cm" svg:width="13.231cm" svg:height="11.291cm" draw:z-index="0"><draw:image xlink:href="Pictures/10000201000002B10000024CB11B562832DC6BC3.png" xlink:type="simple" xlink:show="embed" xlink:actuate="onLoad" draw:mime-type="image/png"/></draw:frame><draw:frame draw:style-name="fr6" draw:name="Imagen2" text:anchor-type="char" svg:x="0.794cm" svg:y="11.956cm" svg:width="13.051cm" svg:height="12.476cm" draw:z-index="1"><draw:image xlink:href="Pictures/100002010000022000000208CBF9948F0BE4F758.png" xlink:type="simple" xlink:show="embed" xlink:actuate="onLoad" draw:mime-type="image/png"/></draw:frame></text:p>
      <text:p text:style-name="P2"><text:soft-page-break/>-</text:p>
      <text:p text:style-name="P2"><draw:frame draw:style-name="fr5" draw:name="Imagen3" text:anchor-type="char" svg:x="0.152cm" svg:y="0.166cm" svg:width="15.774cm" svg:height="12.123cm" draw:z-index="2"><draw:image xlink:href="Pictures/100002010000039D000002C73D483DE1D4667437.png" xlink:type="simple" xlink:show="embed" xlink:actuate="onLoad" draw:mime-type="image/png"/></draw:frame></text:p>
      <text:p text:style-name="P2">-</text:p>
      <text:p text:style-name="P2"><draw:frame draw:style-name="fr4" draw:name="Imagen4" text:anchor-type="char" svg:width="14.21cm" svg:height="23.604cm" draw:z-index="3"><draw:image xlink:href="Pictures/10000201000002190000037C79BBA0D83BA09510.png" xlink:type="simple" xlink:show="embed" xlink:actuate="onLoad" draw:mime-type="image/png"/></draw:frame><text:soft-page-break/></text:p>
      <text:p text:style-name="P2">-</text:p>
      <text:p text:style-name="P2"/>
      <text:p text:style-name="P2"><text:soft-page-break/>-</text:p>
      <text:p text:style-name="P2"><draw:frame draw:style-name="fr3" draw:name="Imagen5" text:anchor-type="char" svg:width="17cm" svg:height="20.077cm" draw:z-index="4"><draw:image xlink:href="Pictures/10000201000002A20000031C26D0D80141EFA951.png" xlink:type="simple" xlink:show="embed" xlink:actuate="onLoad" draw:mime-type="image/png"/></draw:frame></text:p>
      <text:p text:style-name="P2"/>
      <text:p text:style-name="P3">-</text:p>
      <text:p text:style-name="P2"><draw:frame draw:style-name="fr3" draw:name="Imagen6" text:anchor-type="char" svg:width="17cm" svg:height="11.656cm" draw:z-index="5"><draw:image xlink:href="Pictures/1000020100000407000002C3952E27A110ADFCF3.png" xlink:type="simple" xlink:show="embed" xlink:actuate="onLoad" draw:mime-type="image/png"/></draw:frame></text:p>
      <text:p text:style-name="P2">-</text:p>
      <text:p text:style-name="P2"><draw:frame draw:style-name="fr4" draw:name="Imagen7" text:anchor-type="char" svg:width="14.554cm" svg:height="17.464cm" draw:z-index="6"><draw:image xlink:href="Pictures/100002010000022600000294F5751B0CAC9E1E99.png" xlink:type="simple" xlink:show="embed" xlink:actuate="onLoad" draw:mime-type="image/png"/></draw:frame><text:soft-page-break/></text:p>
      <text:p text:style-name="P2"><text:soft-page-break/>-</text:p>
      <text:p text:style-name="P2"><draw:frame draw:style-name="fr4" draw:name="Imagen8" text:anchor-type="char" svg:width="16.512cm" svg:height="22.969cm" draw:z-index="7"><draw:image xlink:href="Pictures/100002010000027000000364778DF3F5BB098229.png" xlink:type="simple" xlink:show="embed" xlink:actuate="onLoad" draw:mime-type="image/png"/></draw:frame></text:p>
      <text:p text:style-name="P2">-</text:p>
      <text:p text:style-name="P2"/>
      <text:p text:style-name="P2"><text:soft-page-break/>-</text:p>
      <text:p text:style-name="P2"><draw:frame draw:style-name="fr3" draw:name="Imagen9" text:anchor-type="char" svg:width="17cm" svg:height="13.529cm" draw:z-index="8"><draw:image xlink:href="Pictures/1000020100000368000002B6BB35C86993DBA9EF.png" xlink:type="simple" xlink:show="embed" xlink:actuate="onLoad" draw:mime-type="image/png"/></draw:frame></text:p>
      <text:p text:style-name="P2">-</text:p>
      <text:p text:style-name="P2"><draw:frame draw:style-name="fr3" draw:name="Imagen10" text:anchor-type="char" svg:width="17cm" svg:height="12.194cm" draw:z-index="9"><draw:image xlink:href="Pictures/100002010000032300000240328977AB9E858B47.png" xlink:type="simple" xlink:show="embed" xlink:actuate="onLoad" draw:mime-type="image/png"/></draw:frame><text:soft-page-break/></text:p>
      <text:p text:style-name="P2">-</text:p>
      <text:p text:style-name="P2"><draw:frame draw:style-name="fr2" draw:name="Imagen11" text:anchor-type="char" svg:width="17cm" svg:height="15.076cm" draw:z-index="10"><draw:image xlink:href="Pictures/1000020100000359000002F833EFD39E26CB7E97.png" xlink:type="simple" xlink:show="embed" xlink:actuate="onLoad" draw:mime-type="image/png"/></draw:frame><text:soft-page-break/></text:p>
      <text:p text:style-name="P2">-</text:p>
      <text:p text:style-name="P2"><draw:frame draw:style-name="fr1" draw:name="Imagen12" text:anchor-type="char" svg:width="11.841cm" svg:height="8.446cm" draw:z-index="11"><draw:image xlink:href="Pictures/10000201000001EF000001617F8BC2CC2CA525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8:52:35.316000000</meta:creation-date>
    <dc:date>2021-03-08T18:57:16.897000000</dc:date>
    <meta:editing-duration>PT4M42S</meta:editing-duration>
    <meta:editing-cycles>1</meta:editing-cycles>
    <meta:document-statistic meta:table-count="0" meta:image-count="12" meta:object-count="0" meta:page-count="11" meta:paragraph-count="16" meta:word-count="15" meta:character-count="28" meta:non-whitespace-character-count="26"/>
    <meta:generator>LibreOffice/7.1.0.3$Windows_X86_64 LibreOffice_project/f6099ecf3d29644b5008cc8f48f42f4a40986e4c</meta:generator>
  </office:meta>
</office:document-meta>
</file>